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fo:background-color="transparent" fo:keep-together="auto">
        <style:background-image/>
      </style:table-row-properties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8" style:family="table-row">
      <style:table-row-properties fo:background-color="transparent" fo:keep-together="auto">
        <style:background-image/>
      </style:table-row-properties>
    </style:style>
    <style:style style:name="Table1.A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1119ba2" style:font-size-asian="12pt" style:font-size-complex="12pt"/>
    </style:style>
    <style:style style:name="P13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a4565" officeooo:paragraph-rsid="00f723c6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10f755b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1101c5d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1208862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1pt" officeooo:rsid="00f723c6" officeooo:paragraph-rsid="00f723c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f723c6" officeooo:paragraph-rsid="00f723c6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f723c6" officeooo:paragraph-rsid="010d8fdd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f9a825" officeooo:paragraph-rsid="00fa0dc7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f9a825" officeooo:paragraph-rsid="00fef1c7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f9a825" officeooo:paragraph-rsid="0104206f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f9a825" officeooo:paragraph-rsid="010a4d34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f9a825" officeooo:paragraph-rsid="011398e8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fa0dc7" officeooo:paragraph-rsid="0101105a" style:font-size-asian="11pt" style:font-size-complex="11pt"/>
    </style:style>
    <style:style style:name="P46" style:family="paragraph" style:parent-style-name="Table_20_Contents">
      <style:text-properties style:font-name="FreeSans" fo:font-size="11pt" officeooo:rsid="00fa0dc7" officeooo:paragraph-rsid="01021804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fa0dc7" officeooo:paragraph-rsid="0104206f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fa0dc7" officeooo:paragraph-rsid="010a4d34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fd062f" officeooo:paragraph-rsid="0102dab8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fd062f" officeooo:paragraph-rsid="010452a3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fd062f" officeooo:paragraph-rsid="010a4d34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102dab8" officeooo:paragraph-rsid="0102dab8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102dab8" officeooo:paragraph-rsid="0104206f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102dab8" officeooo:paragraph-rsid="010a4d34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104206f" officeooo:paragraph-rsid="0104206f" style:font-size-asian="11pt" style:font-size-complex="11pt"/>
    </style:style>
    <style:style style:name="P56" style:family="paragraph" style:parent-style-name="Table_20_Contents">
      <style:text-properties style:font-name="FreeSans" fo:font-size="11pt" officeooo:rsid="01061eaf" officeooo:paragraph-rsid="01061eaf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1061eaf" officeooo:paragraph-rsid="01067c2c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1061eaf" officeooo:paragraph-rsid="0108793b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1061eaf" officeooo:paragraph-rsid="010a4d34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108793b" officeooo:paragraph-rsid="0108793b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1pt" officeooo:rsid="0109465a" officeooo:paragraph-rsid="0109465a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1pt" officeooo:rsid="01101c5d" officeooo:paragraph-rsid="01101c5d" style:font-size-asian="11pt" style:font-size-complex="11pt"/>
    </style:style>
    <style:style style:name="P63" style:family="paragraph" style:parent-style-name="Table_20_Contents">
      <style:text-properties style:font-name="FreeSans" fo:font-size="11pt" officeooo:rsid="011bccd8" officeooo:paragraph-rsid="011bccd8" style:font-size-asian="11pt" style:font-size-complex="11pt"/>
    </style:style>
    <style:style style:name="P64" style:family="paragraph" style:parent-style-name="Table_20_Contents">
      <style:text-properties style:font-name="FreeSans" fo:font-size="11pt" officeooo:rsid="011ea132" officeooo:paragraph-rsid="011ea132" style:font-size-asian="11pt" style:font-size-complex="11pt"/>
    </style:style>
    <style:style style:name="P65" style:family="paragraph" style:parent-style-name="Table_20_Contents">
      <style:text-properties style:font-name="FreeSans" fo:font-size="11pt" officeooo:rsid="01200fea" officeooo:paragraph-rsid="01200fea" style:font-size-asian="11pt" style:font-size-complex="11pt"/>
    </style:style>
    <style:style style:name="P66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style:font-name="FreeSans" fo:font-size="11pt" fo:font-weight="normal" officeooo:rsid="00f723c6" officeooo:paragraph-rsid="010d8fdd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font-name="FreeSans" fo:font-size="11pt" fo:font-style="normal" officeooo:rsid="00fd062f" officeooo:paragraph-rsid="010452a3" style:font-size-asian="11pt" style:font-style-asian="normal" style:font-size-complex="11pt" style:font-style-complex="normal"/>
    </style:style>
    <style:style style:name="P7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7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5" style:family="paragraph" style:parent-style-name="Table_20_Contents">
      <style:text-properties style:use-window-font-color="true" style:font-name="FreeSans" fo:font-size="11pt" style:text-underline-style="none" officeooo:rsid="0102dab8" officeooo:paragraph-rsid="0102dab8" style:font-size-asian="11pt" style:font-size-complex="11pt"/>
    </style:style>
    <style:style style:name="P76" style:family="paragraph" style:parent-style-name="Table_20_Contents">
      <style:text-properties style:use-window-font-color="true" style:font-name="FreeSans" fo:font-size="11pt" style:text-underline-style="none" officeooo:rsid="0102dab8" officeooo:paragraph-rsid="010a4d34" style:font-size-asian="11pt" style:font-size-complex="11pt"/>
    </style:style>
    <style:style style:name="P77" style:family="paragraph" style:parent-style-name="Table_20_Contents">
      <style:text-properties style:use-window-font-color="true" style:font-name="FreeSans" fo:font-size="11pt" fo:font-style="normal" style:text-underline-style="none" officeooo:rsid="0102dab8" officeooo:paragraph-rsid="010452a3" style:font-size-asian="11pt" style:font-style-asian="normal" style:font-size-complex="11pt" style:font-style-complex="normal"/>
    </style:style>
    <style:style style:name="P78" style:family="paragraph" style:parent-style-name="Footer">
      <style:text-properties fo:font-size="2pt" style:font-size-asian="1.75pt" style:font-size-complex="2pt"/>
    </style:style>
    <style:style style:name="P7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80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8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7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8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90" style:family="paragraph" style:parent-style-name="Standard">
      <style:paragraph-properties fo:line-height="115%"/>
      <style:text-properties style:font-name="FreeSans" fo:font-size="14pt" fo:letter-spacing="0.035cm" officeooo:rsid="00f129de" officeooo:paragraph-rsid="00f129de" style:font-size-asian="14pt" style:font-size-complex="14pt"/>
    </style:style>
    <style:style style:name="P91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92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93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94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9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8" style:family="paragraph" style:parent-style-name="Standard">
      <style:text-properties officeooo:paragraph-rsid="00a27337"/>
    </style:style>
    <style:style style:name="P9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0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10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e55e78" officeooo:paragraph-rsid="00e55e78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128c313" style:font-size-asian="14pt" style:font-size-complex="14pt"/>
    </style:style>
    <style:style style:name="P106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7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8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9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10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11" style:family="paragraph" style:parent-style-name="Standard" style:list-style-name="L1">
      <style:paragraph-properties fo:line-height="115%"/>
      <style:text-properties officeooo:paragraph-rsid="00e9dcd1"/>
    </style:style>
    <style:style style:name="P112" style:family="paragraph" style:parent-style-name="Table_20_Contents">
      <style:text-properties style:font-name="FreeSans" fo:font-size="11pt" fo:text-shadow="none" officeooo:rsid="011df6ce" officeooo:paragraph-rsid="011df6ce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FreeSans" fo:font-size="11pt" officeooo:rsid="0128c313" officeooo:paragraph-rsid="0128c313" style:font-size-asian="11pt" style:font-size-complex="11pt"/>
    </style:style>
    <style:style style:name="P115" style:family="paragraph" style:parent-style-name="Table_20_Contents">
      <style:text-properties style:font-name="FreeSans" fo:font-size="11pt" officeooo:rsid="0128c313" officeooo:paragraph-rsid="0128c313" style:font-size-asian="11pt" style:font-size-complex="11pt"/>
    </style:style>
    <style:style style:name="P116" style:family="paragraph" style:parent-style-name="Table_20_Contents">
      <style:text-properties style:font-name="FreeSans" fo:font-size="11pt" officeooo:rsid="00f9a825" officeooo:paragraph-rsid="00fa0dc7" style:font-size-asian="11pt" style:font-size-complex="11pt"/>
    </style:style>
    <style:style style:name="P117" style:family="paragraph" style:parent-style-name="Table_20_Contents">
      <style:text-properties style:font-name="FreeSans" fo:font-size="11pt" officeooo:rsid="00f9a825" officeooo:paragraph-rsid="0128c313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119" style:family="paragraph" style:parent-style-name="Table_20_Contents">
      <style:text-properties style:font-name="FreeSans" fo:font-size="11pt" officeooo:rsid="00f723c6" officeooo:paragraph-rsid="0128c313" style:font-size-asian="11pt" style:font-size-complex="11pt"/>
    </style:style>
    <style:style style:name="P120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21" style:family="paragraph" style:parent-style-name="Table_20_Contents">
      <style:text-properties style:font-name="FreeSans" fo:font-size="11pt" officeooo:rsid="01061eaf" officeooo:paragraph-rsid="0128c313" style:font-size-asian="11pt" style:font-size-complex="11pt"/>
    </style:style>
    <style:style style:name="P122" style:family="paragraph" style:parent-style-name="Table_20_Contents">
      <style:text-properties officeooo:paragraph-rsid="00a27337"/>
    </style:style>
    <style:style style:name="P123" style:family="paragraph" style:parent-style-name="Table_20_Contents">
      <style:text-properties officeooo:paragraph-rsid="0128c313"/>
    </style:style>
    <style:style style:name="P124" style:family="paragraph">
      <loext:graphic-properties draw:fill-color="#2c3756"/>
    </style:style>
    <style:style style:name="P12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12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fo:text-shadow="1pt 1pt" officeooo:rsid="00f723c6" style:font-style-asian="italic" style:font-style-complex="italic"/>
    </style:style>
    <style:style style:name="T12" style:family="text">
      <style:text-properties officeooo:rsid="004abc32"/>
    </style:style>
    <style:style style:name="T13" style:family="text">
      <style:text-properties officeooo:rsid="004daecd"/>
    </style:style>
    <style:style style:name="T14" style:family="text">
      <style:text-properties officeooo:rsid="0056037d"/>
    </style:style>
    <style:style style:name="T15" style:family="text">
      <style:text-properties officeooo:rsid="0056880a"/>
    </style:style>
    <style:style style:name="T16" style:family="text">
      <style:text-properties officeooo:rsid="00643b5b"/>
    </style:style>
    <style:style style:name="T17" style:family="text">
      <style:text-properties officeooo:rsid="006447c7"/>
    </style:style>
    <style:style style:name="T18" style:family="text">
      <style:text-properties officeooo:rsid="00754dc6"/>
    </style:style>
    <style:style style:name="T19" style:family="text">
      <style:text-properties officeooo:rsid="00781c0a"/>
    </style:style>
    <style:style style:name="T20" style:family="text">
      <style:text-properties officeooo:rsid="008266cf"/>
    </style:style>
    <style:style style:name="T21" style:family="text">
      <style:text-properties officeooo:rsid="0084dcd5"/>
    </style:style>
    <style:style style:name="T22" style:family="text">
      <style:text-properties officeooo:rsid="0086fbf3"/>
    </style:style>
    <style:style style:name="T23" style:family="text">
      <style:text-properties officeooo:rsid="008a52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8a52dc" style:font-weight-asian="normal" style:font-weight-complex="normal"/>
    </style:style>
    <style:style style:name="T26" style:family="text">
      <style:text-properties fo:font-weight="normal" officeooo:rsid="008f7733" style:font-weight-asian="normal" style:font-weight-complex="normal"/>
    </style:style>
    <style:style style:name="T27" style:family="text">
      <style:text-properties fo:font-weight="normal" officeooo:rsid="00f6fc62" style:font-weight-asian="normal" style:font-weight-complex="normal"/>
    </style:style>
    <style:style style:name="T28" style:family="text">
      <style:text-properties fo:font-weight="normal" officeooo:rsid="011398e8" style:font-weight-asian="normal" style:font-weight-complex="normal"/>
    </style:style>
    <style:style style:name="T29" style:family="text">
      <style:text-properties fo:font-weight="normal" officeooo:rsid="0116e1ac" style:font-weight-asian="normal" style:font-weight-complex="normal"/>
    </style:style>
    <style:style style:name="T30" style:family="text">
      <style:text-properties fo:font-weight="normal" officeooo:rsid="0128c313" style:font-weight-asian="normal" style:font-weight-complex="normal"/>
    </style:style>
    <style:style style:name="T31" style:family="text">
      <style:text-properties officeooo:rsid="008b7029"/>
    </style:style>
    <style:style style:name="T32" style:family="text">
      <style:text-properties officeooo:rsid="008d5e7e"/>
    </style:style>
    <style:style style:name="T33" style:family="text">
      <style:text-properties officeooo:rsid="00926a52"/>
    </style:style>
    <style:style style:name="T34" style:family="text">
      <style:text-properties officeooo:rsid="00927cb8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style:text-underline-style="none" officeooo:rsid="00fa0dc7"/>
    </style:style>
    <style:style style:name="T37" style:family="text">
      <style:text-properties style:use-window-font-color="true" style:text-underline-style="none" officeooo:rsid="00fbb3cd"/>
    </style:style>
    <style:style style:name="T38" style:family="text">
      <style:text-properties style:use-window-font-color="true" style:text-underline-style="none" officeooo:rsid="00fef1c7"/>
    </style:style>
    <style:style style:name="T39" style:family="text">
      <style:text-properties style:use-window-font-color="true" style:text-underline-style="none" officeooo:rsid="010062a6"/>
    </style:style>
    <style:style style:name="T40" style:family="text">
      <style:text-properties style:use-window-font-color="true" style:text-underline-style="none" officeooo:rsid="0101105a"/>
    </style:style>
    <style:style style:name="T41" style:family="text">
      <style:text-properties style:use-window-font-color="true" style:text-underline-style="none" officeooo:rsid="01021804"/>
    </style:style>
    <style:style style:name="T42" style:family="text">
      <style:text-properties style:use-window-font-color="true" style:text-underline-style="none" officeooo:rsid="0102dab8"/>
    </style:style>
    <style:style style:name="T43" style:family="text">
      <style:text-properties style:use-window-font-color="true" style:text-underline-style="none" officeooo:rsid="01039f35"/>
    </style:style>
    <style:style style:name="T44" style:family="text">
      <style:text-properties style:use-window-font-color="true" style:text-underline-style="none" officeooo:rsid="0108253d"/>
    </style:style>
    <style:style style:name="T45" style:family="text">
      <style:text-properties style:use-window-font-color="true" style:text-underline-style="none" officeooo:rsid="0108793b"/>
    </style:style>
    <style:style style:name="T46" style:family="text">
      <style:text-properties style:use-window-font-color="true" style:text-underline-style="none" officeooo:rsid="01119ba2"/>
    </style:style>
    <style:style style:name="T47" style:family="text">
      <style:text-properties style:use-window-font-color="true" style:text-outline="false" style:text-position="0% 100%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style:text-outline="false"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text-outline="false" fo:font-style="italic" fo:text-shadow="none" style:text-underline-style="none" fo:font-weight="normal" officeooo:rsid="00f9a825" style:font-style-asian="italic" style:font-weight-asian="normal" style:font-style-complex="italic" style:font-weight-complex="normal"/>
    </style:style>
    <style:style style:name="T50" style:family="text">
      <style:text-properties style:use-window-font-color="true" style:text-outline="false" fo:font-style="italic" fo:text-shadow="none" style:text-underline-style="none" fo:font-weight="normal" officeooo:rsid="00fa0dc7" style:font-style-asian="italic" style:font-weight-asian="normal" style:font-style-complex="italic" style:font-weight-complex="normal"/>
    </style:style>
    <style:style style:name="T51" style:family="text">
      <style:text-properties style:use-window-font-color="true" style:text-outline="false" fo:font-style="italic" fo:text-shadow="none" style:text-underline-style="none" fo:font-weight="normal" officeooo:rsid="00fbb3cd" style:font-style-asian="italic" style:font-weight-asian="normal" style:font-style-complex="italic" style:font-weight-complex="normal"/>
    </style:style>
    <style:style style:name="T52" style:family="text">
      <style:text-properties style:use-window-font-color="true" style:text-outline="false" fo:font-style="italic" fo:text-shadow="none" style:text-underline-style="none" fo:font-weight="normal" officeooo:rsid="0101105a" style:font-style-asian="italic" style:font-weight-asian="normal" style:font-style-complex="italic" style:font-weight-complex="normal"/>
    </style:style>
    <style:style style:name="T53" style:family="text">
      <style:text-properties style:use-window-font-color="true" style:text-outline="false" fo:font-style="italic" fo:text-shadow="none" style:text-underline-style="none" fo:font-weight="normal" officeooo:rsid="01021804" style:font-style-asian="italic" style:font-weight-asian="normal" style:font-style-complex="italic" style:font-weight-complex="normal"/>
    </style:style>
    <style:style style:name="T54" style:family="text">
      <style:text-properties style:use-window-font-color="true" style:text-outline="fals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use-window-font-color="true" style:text-outline="false" fo:font-style="normal" fo:text-shadow="none" style:text-underline-style="none" fo:font-weight="normal" officeooo:rsid="00fbb3cd" style:font-style-asian="normal" style:font-weight-asian="normal" style:font-style-complex="normal" style:font-weight-complex="normal"/>
    </style:style>
    <style:style style:name="T56" style:family="text">
      <style:text-properties style:use-window-font-color="true" style:text-outline="false" fo:font-style="normal" fo:text-shadow="none" style:text-underline-style="none" fo:font-weight="normal" officeooo:rsid="0102dab8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text-outline="false" fo:font-style="normal" fo:text-shadow="none" style:text-underline-style="none" fo:font-weight="normal" officeooo:rsid="01039f35" style:font-style-asian="normal" style:font-weight-asian="normal" style:font-style-complex="normal" style:font-weight-complex="normal"/>
    </style:style>
    <style:style style:name="T58" style:family="text">
      <style:text-properties style:use-window-font-color="true" style:text-outline="false" fo:text-shadow="none" style:text-underline-style="none" fo:font-weight="normal" style:font-weight-asian="normal" style:font-weight-complex="normal"/>
    </style:style>
    <style:style style:name="T59" style:family="text">
      <style:text-properties style:use-window-font-color="true" style:text-outline="false" fo:text-shadow="none" style:text-underline-style="none" fo:font-weight="normal" officeooo:rsid="0102dab8" style:font-weight-asian="normal" style:font-weight-complex="normal"/>
    </style:style>
    <style:style style:name="T60" style:family="text">
      <style:text-properties style:use-window-font-color="true" style:text-outline="false" fo:text-shadow="none" style:text-underline-style="none" fo:font-weight="normal" officeooo:rsid="01039f35" style:font-weight-asian="normal" style:font-weight-complex="normal"/>
    </style:style>
    <style:style style:name="T61" style:family="text">
      <style:text-properties style:use-window-font-color="true" fo:font-style="italic" fo:text-shadow="1pt 1pt" style:text-underline-style="none" officeooo:rsid="00f723c6" style:font-style-asian="italic" style:font-style-complex="italic"/>
    </style:style>
    <style:style style:name="T62" style:family="text">
      <style:text-properties style:use-window-font-color="true" fo:font-style="normal" style:text-underline-style="none" officeooo:rsid="0102dab8" style:font-style-asian="normal" style:font-style-complex="normal"/>
    </style:style>
    <style:style style:name="T63" style:family="text">
      <style:text-properties style:use-window-font-color="true" style:font-name="FreeSans" fo:font-size="11pt" style:text-underline-style="none" officeooo:rsid="00fef1c7" style:font-size-asian="11pt" style:font-size-complex="11pt"/>
    </style:style>
    <style:style style:name="T64" style:family="text">
      <style:text-properties style:use-window-font-color="true" style:font-name="FreeSans" fo:font-size="11pt" style:text-underline-style="none" officeooo:rsid="00fa0dc7" style:font-size-asian="11pt" style:font-size-complex="11pt"/>
    </style:style>
    <style:style style:name="T65" style:family="text">
      <style:text-properties style:use-window-font-color="true" style:font-name="FreeSans" fo:font-size="11pt" style:text-underline-style="none" officeooo:rsid="01291b22" style:font-size-asian="11pt" style:font-size-complex="11pt"/>
    </style:style>
    <style:style style:name="T66" style:family="text">
      <style:text-properties officeooo:rsid="00b0a36a"/>
    </style:style>
    <style:style style:name="T67" style:family="text">
      <style:text-properties officeooo:rsid="00b426a3"/>
    </style:style>
    <style:style style:name="T68" style:family="text">
      <style:text-properties fo:text-shadow="none"/>
    </style:style>
    <style:style style:name="T69" style:family="text">
      <style:text-properties fo:text-shadow="none" officeooo:rsid="00d3510f"/>
    </style:style>
    <style:style style:name="T70" style:family="text">
      <style:text-properties fo:text-shadow="none" style:text-underline-style="none" fo:font-weight="bold" style:font-weight-asian="bold" style:font-weight-complex="bold"/>
    </style:style>
    <style:style style:name="T71" style:family="text">
      <style:text-properties fo:text-shadow="none" officeooo:rsid="00db91ab"/>
    </style:style>
    <style:style style:name="T72" style:family="text">
      <style:text-properties fo:text-shadow="none" officeooo:rsid="01200fea"/>
    </style:style>
    <style:style style:name="T73" style:family="text">
      <style:text-properties fo:text-shadow="none" officeooo:rsid="0123d3fd"/>
    </style:style>
    <style:style style:name="T74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75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officeooo:rsid="00d3510f"/>
    </style:style>
    <style:style style:name="T77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8" style:family="text">
      <style:text-properties style:font-name="Lora" fo:font-size="25pt" fo:font-style="italic" fo:text-shadow="none" style:text-underline-style="none" fo:font-weight="normal" officeooo:rsid="00de0eb4" style:font-size-asian="25pt" style:font-style-asian="italic" style:font-weight-asian="normal" style:font-size-complex="25pt" style:font-style-complex="italic" style:font-weight-complex="normal"/>
    </style:style>
    <style:style style:name="T79" style:family="text">
      <style:text-properties style:font-name="Lora" fo:font-size="25pt" fo:font-style="italic" fo:text-shadow="none" style:text-underline-style="none" fo:font-weight="normal" officeooo:rsid="00de8e54" style:font-size-asian="25pt" style:font-style-asian="italic" style:font-weight-asian="normal" style:font-size-complex="25pt" style:font-style-complex="italic" style:font-weight-complex="normal"/>
    </style:style>
    <style:style style:name="T80" style:family="text">
      <style:text-properties style:font-name="Lora" fo:font-size="25pt" fo:font-style="italic" fo:text-shadow="none" style:text-underline-style="none" fo:font-weight="normal" officeooo:rsid="00e04eab" style:font-size-asian="25pt" style:font-style-asian="italic" style:font-weight-asian="normal" style:font-size-complex="25pt" style:font-style-complex="italic" style:font-weight-complex="normal"/>
    </style:style>
    <style:style style:name="T81" style:family="text">
      <style:text-properties officeooo:rsid="00e04eab"/>
    </style:style>
    <style:style style:name="T82" style:family="text">
      <style:text-properties officeooo:rsid="00e2afd1"/>
    </style:style>
    <style:style style:name="T83" style:family="text">
      <style:text-properties officeooo:rsid="00e45786"/>
    </style:style>
    <style:style style:name="T84" style:family="text">
      <style:text-properties officeooo:rsid="00e7df50"/>
    </style:style>
    <style:style style:name="T85" style:family="text">
      <style:text-properties officeooo:rsid="00e9dcd1"/>
    </style:style>
    <style:style style:name="T86" style:family="text">
      <style:text-properties officeooo:rsid="00eb83bb"/>
    </style:style>
    <style:style style:name="T87" style:family="text">
      <style:text-properties officeooo:rsid="00ef5ed2"/>
    </style:style>
    <style:style style:name="T88" style:family="text">
      <style:text-properties officeooo:rsid="00f061a0"/>
    </style:style>
    <style:style style:name="T89" style:family="text">
      <style:text-properties officeooo:rsid="00f22af1"/>
    </style:style>
    <style:style style:name="T90" style:family="text">
      <style:text-properties officeooo:rsid="00f6fc62"/>
    </style:style>
    <style:style style:name="T91" style:family="text">
      <style:text-properties officeooo:rsid="00f723c6"/>
    </style:style>
    <style:style style:name="T92" style:family="text">
      <style:text-properties officeooo:rsid="010ae9be"/>
    </style:style>
    <style:style style:name="T93" style:family="text">
      <style:text-properties officeooo:rsid="01182719"/>
    </style:style>
    <style:style style:name="T94" style:family="text">
      <style:text-properties fo:text-shadow="1pt 1pt"/>
    </style:style>
    <style:style style:name="T95" style:family="text">
      <style:text-properties fo:text-shadow="1pt 1pt" officeooo:rsid="01200fea"/>
    </style:style>
    <style:style style:name="T96" style:family="text">
      <style:text-properties fo:text-shadow="1pt 1pt" officeooo:rsid="0120c860"/>
    </style:style>
    <style:style style:name="T97" style:family="text">
      <style:text-properties officeooo:rsid="011ca0c1"/>
    </style:style>
    <style:style style:name="T98" style:family="text">
      <style:text-properties officeooo:rsid="011ea132"/>
    </style:style>
    <style:style style:name="T99" style:family="text">
      <style:text-properties officeooo:rsid="0120c860"/>
    </style:style>
    <style:style style:name="T100" style:family="text">
      <style:text-properties officeooo:rsid="01251e1d"/>
    </style:style>
    <style:style style:name="T101" style:family="text">
      <style:text-properties officeooo:rsid="01274ae1"/>
    </style:style>
    <style:style style:name="T102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103" style:family="text">
      <style:text-properties style:font-name="FreeSans" fo:font-size="11pt" style:font-size-asian="11pt" style:font-size-complex="11pt"/>
    </style:style>
    <style:style style:name="T104" style:family="text">
      <style:text-properties style:font-name="FreeSans" fo:font-size="11pt" officeooo:rsid="0082c6f3" style:font-size-asian="11pt" style:font-size-complex="11pt"/>
    </style:style>
    <style:style style:name="T105" style:family="text">
      <style:text-properties style:font-name="FreeSans" fo:font-size="11pt" officeooo:rsid="01274ae1" style:font-size-asian="11pt" style:font-size-complex="11pt"/>
    </style:style>
    <style:style style:name="T106" style:family="text">
      <style:text-properties style:font-name="FreeSans" fo:font-size="11pt" officeooo:rsid="0128c313" style:font-size-asian="11pt" style:font-size-complex="11pt"/>
    </style:style>
    <style:style style:name="T107" style:family="text">
      <style:text-properties style:font-name="FreeSans" fo:font-size="11pt" officeooo:rsid="01291b22" style:font-size-asian="11pt" style:font-size-complex="11pt"/>
    </style:style>
    <style:style style:name="T108" style:family="text">
      <style:text-properties style:font-name="FreeSans" fo:font-size="14pt" fo:letter-spacing="0.035cm" officeooo:rsid="00e9dcd1" style:font-size-asian="14pt" style:font-size-complex="14pt"/>
    </style:style>
    <style:style style:name="T109" style:family="text">
      <style:text-properties style:font-name="FreeSans" fo:font-size="14pt" fo:letter-spacing="0.035cm" officeooo:rsid="01274ae1" style:font-size-asian="14pt" style:font-size-complex="14pt"/>
    </style:style>
    <style:style style:name="T110" style:family="text">
      <style:text-properties style:font-name="FreeSans" fo:font-size="14pt" fo:letter-spacing="0.035cm" officeooo:rsid="00e7df50" style:font-size-asian="14pt" style:font-size-complex="14pt"/>
    </style:style>
    <style:style style:name="T111" style:family="text">
      <style:text-properties style:font-name="FreeSans" fo:font-size="14pt" fo:letter-spacing="0.035cm" officeooo:rsid="0128c313" style:font-size-asian="14pt" style:font-size-complex="14pt"/>
    </style:style>
    <style:style style:name="T112" style:family="text">
      <style:text-properties style:font-name="FreeSans" fo:font-size="14pt" fo:letter-spacing="0.035cm" officeooo:rsid="006447c7" style:font-size-asian="14pt" style:font-size-complex="14pt"/>
    </style:style>
    <style:style style:name="T113" style:family="text">
      <style:text-properties style:font-name="FreeSans" fo:font-size="14pt" fo:letter-spacing="0.035cm" officeooo:rsid="0057b1f6" style:font-size-asian="14pt" style:font-size-complex="14pt"/>
    </style:style>
    <style:style style:name="T114" style:family="text">
      <style:text-properties officeooo:rsid="0128c313"/>
    </style:style>
    <style:style style:name="T115" style:family="text">
      <style:text-properties officeooo:rsid="01291b22"/>
    </style:style>
    <style:style style:name="T11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1" draw:name="Shape2" draw:style-name="gr1" draw:text-style-name="P12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12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94">Caso de prueba <text:span text:style-name="T76">CP02: </text:span><text:span text:style-name="T69">Funcionalidad de </text:span><text:span text:style-name="T71">Administración de contenido de formularios</text:span></text:p>
      <text:p text:style-name="P92"><draw:frame draw:style-name="fr1" draw:name="Image1" text:anchor-type="as-char" svg:width="14.6cm" svg:height="6.6cm" draw:z-index="13"><draw:image xlink:href="Pictures/1000020100000226000000FA48EFF3AC67F122C2.png" xlink:type="simple" xlink:show="embed" xlink:actuate="onLoad" loext:mime-type="image/png"/></draw:frame></text:p>
      <text:p text:style-name="P93"><text:span text:style-name="T8">Proyecto </text:span><text:span text:style-name="T5">Colibrí</text:span></text:p>
      <text:p text:style-name="P79"/>
      <text:p text:style-name="P81">Asignatura</text:p>
      <text:p text:style-name="P79">Laboratorio de desarrollo de software</text:p>
      <text:p text:style-name="P79"/>
      <text:p text:style-name="P81">Autor</text:p>
      <text:p text:style-name="P80">Cinthia Lima</text:p>
      <text:p text:style-name="P79"/>
      <text:p text:style-name="P81">Fecha de redacción</text:p>
      <text:p text:style-name="P79"><text:span text:style-name="T2">11</text:span>/<text:span text:style-name="T2">11</text:span>/<text:span text:style-name="T2">2017</text:span></text:p>
      <text:p text:style-name="P99"><draw:custom-shape text:anchor-type="paragraph" draw:z-index="1" draw:name="Shape1" draw:style-name="gr3" draw:text-style-name="P12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126" svg:width="6.501cm" svg:height="18.5cm" svg:x="0.499cm" svg:y="0.75cm"><draw:text-box><text:p text:style-name="P125"><text:span text:style-name="T116">En <text:s/>este documento se establecen de manera precisa las condiciones de ejecución, las entradas y salidas esperadas de los diferentes casos de pruebas.</text:span></text:p></draw:text-box></draw:frame></text:p>
      <text:p text:style-name="P101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72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72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72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72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73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4">Página 6, 7, 8 <text:span text:style-name="T93">y 9</text:span></text:p>
          </table:table-cell>
        </table:table-row>
      </table:table>
      <text:p text:style-name="P100"><text:span text:style-name="T77">CP0</text:span><text:span text:style-name="T78">2</text:span><text:span text:style-name="T77">: “Funcionalidad </text:span><text:span text:style-name="T79">de </text:span><text:span text:style-name="T80">A</text:span><text:span text:style-name="T78">dministración de contenido de</text:span><text:span text:style-name="T77"> formularios</text:span><text:span text:style-name="T70">”</text:span></text:p>
      <text:p text:style-name="P95">Descripción <text:span text:style-name="T9">general</text:span></text:p>
      <text:p text:style-name="P85">Mediante este caso de prueba se buscar verificar el correcto funcionamiento de la inserción, eliminación y modificación de <text:span text:style-name="T81">campos de un formulario</text:span> <text:span text:style-name="T20">del CU1</text:span><text:span text:style-name="T101">6</text:span><text:span text:style-name="T20"> : “Administración de contenido de formularios”</text:span>. <text:span text:style-name="T18">Probando cada funcionalidad de manera individual con diferentes combinaciones de las entradas.</text:span></text:p>
      <text:p text:style-name="P82"/>
      <text:p text:style-name="P96">Condiciones de ejecución</text:p>
      <text:p text:style-name="P86">Para la ejecución de este caso de prueba debe existir una base de datos <text:span text:style-name="T10">implementada en un servidor</text:span> que posea las entidades “<text:span text:style-name="T82">Formulario</text:span>”, “<text:span text:style-name="T82">Campo</text:span>”, “<text:span text:style-name="T82">Campo Texto</text:span>”, “<text:span text:style-name="T82">Área Texto</text:span>”, “<text:span text:style-name="T101">Fecha</text:span>”, <text:span text:style-name="T82">”Lista desplegable”, “</text:span><text:span text:style-name="T101">Lista botón radio</text:span><text:span text:style-name="T82">”, “</text:span><text:span text:style-name="T101">Lista checkbox</text:span><text:span text:style-name="T82">”.</text:span></text:p>
      <text:p text:style-name="P87">También se debe hacer el previo inicio de sesión con <text:span text:style-name="T82">permiso de Gestor de formulario</text:span> para <text:span text:style-name="T12">poder acceder a las funcionalidades antes mencionadas.</text:span></text:p>
      <text:p text:style-name="P83"/>
      <text:p text:style-name="P97">Entrada</text:p>
      <text:p text:style-name="P89">Se realizaran 3 secuencias de pruebas, una para cada funcionalidad de <text:span text:style-name="T83">Administración de contenido de formularios.</text:span></text:p>
      <text:p text:style-name="P87">Se <text:span text:style-name="T13">describirán tres paso a paso para cada funcionalidad:</text:span></text:p>
      <text:list xml:id="list4040538298" text:style-name="L1">
        <text:list-item>
          <text:p text:style-name="P102">Agregar campo</text:p>
          <text:list>
            <text:list-item>
              <text:p text:style-name="P103">Paso 1: <text:span text:style-name="T14">Se ingresa al sistema Colibrí con un usuario con permisos de creación de formulario.</text:span></text:p>
            </text:list-item>
            <text:list-item>
              <text:p text:style-name="P103">Paso 2: <text:span text:style-name="T15">Se selecciona la opción para agregar un nuevo formulario.</text:span></text:p>
            </text:list-item>
            <text:list-item>
              <text:p text:style-name="P104">Paso <text:span text:style-name="T85">3</text:span>: <text:span text:style-name="T17">Se abre la ventana para crear un nuevo formulario.</text:span></text:p>
            </text:list-item>
            <text:list-item>
              <text:p text:style-name="P106">Paso <text:span text:style-name="T85">4</text:span>: <text:span text:style-name="T84">Se completan los campos para dar de alta el formulario y se diseña el contenido del formulario.</text:span></text:p>
            </text:list-item>
            <text:list-item>
              <text:p text:style-name="P107"><text:soft-page-break/>Paso <text:span text:style-name="T85">5</text:span> : <text:span text:style-name="T84">Se agregan los “campos de prueba” y se completan con sus “atributos de prueba” </text:span><text:span text:style-name="T114">de acuerdo al tipo de campo.</text:span></text:p>
            </text:list-item>
            <text:list-item>
              <text:p text:style-name="P111"><text:span text:style-name="T108">Paso 6: </text:span><text:span text:style-name="T109">Se muestra una <text:s/>vista previa de los campos del formulario. Se puede cambiar el orden de aparición de los campos.</text:span></text:p>
            </text:list-item>
          </text:list>
        </text:list-item>
        <text:list-item>
          <text:p text:style-name="P102">Eliminar campo</text:p>
          <text:list>
            <text:list-item>
              <text:p text:style-name="P111"><text:span text:style-name="T108">Paso </text:span><text:span text:style-name="T111">1</text:span><text:span text:style-name="T108">: </text:span><text:span text:style-name="T110">Se </text:span><text:span text:style-name="T108">selecciona</text:span><text:span text:style-name="T110"> la opción para eliminar </text:span><text:span text:style-name="T108">el</text:span><text:span text:style-name="T110"> campo en la</text:span><text:span text:style-name="T108"> </text:span><text:span text:style-name="T111">vista previa de campos</text:span><text:span text:style-name="T108"> en la sección de diseño de formulario.</text:span></text:p>
            </text:list-item>
            <text:list-item>
              <text:p text:style-name="P111"><text:span text:style-name="T112">Paso </text:span><text:span text:style-name="T111">2</text:span><text:span text:style-name="T112">: </text:span><text:span text:style-name="T108">Se confirma la eliminación del campo elegido.</text:span></text:p>
            </text:list-item>
            <text:list-item>
              <text:p text:style-name="P111"><text:span text:style-name="T113">Paso </text:span><text:span text:style-name="T111">3</text:span><text:span text:style-name="T113"> : </text:span><text:span text:style-name="T108">Se elimina el campo elegido.</text:span></text:p>
            </text:list-item>
          </text:list>
        </text:list-item>
        <text:list-item>
          <text:p text:style-name="P102">Editar campo</text:p>
          <text:list>
            <text:list-item>
              <text:p text:style-name="P105">Paso <text:span text:style-name="T86">1</text:span>: <text:span text:style-name="T15">Se selecciona la opción para modificar el campo en la </text:span><text:span text:style-name="T114">vista previa de campos</text:span><text:span text:style-name="T15"> en la sección de diseño de formularios.</text:span></text:p>
            </text:list-item>
            <text:list-item>
              <text:p text:style-name="P109">Paso <text:span text:style-name="T86">2</text:span>: <text:span text:style-name="T87">Se despliega una sección para la modificación de los datos del campo.</text:span></text:p>
            </text:list-item>
            <text:list-item>
              <text:p text:style-name="P108">Paso <text:span text:style-name="T88">3</text:span>: Se modifican los <text:span text:style-name="T87">datos del campo</text:span> que se desean modificar.</text:p>
            </text:list-item>
            <text:list-item>
              <text:p text:style-name="P110">Paso <text:span text:style-name="T88">4</text:span>: Se <text:span text:style-name="T16">guardan los cambios de las modificaciones.</text:span></text:p>
            </text:list-item>
          </text:list>
        </text:list-item>
      </text:list>
      <text:p text:style-name="P88"/>
      <text:p text:style-name="P97">Resultado esperado</text:p>
      <text:p text:style-name="P90">Poder asegurarse que la inserción, eliminación y modificación de campo funciona de manera correcta y que el formulario es generado con los campos especificados.</text:p>
      <text:p text:style-name="P84"/>
      <text:p text:style-name="P97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91"/>
      <text:p text:style-name="P91">CP0<text:span text:style-name="T89">2</text:span> : Funcionalidad de Administración de contenido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3"><text:span text:style-name="T4">Proyecto:</text:span> <text:span text:style-name="T19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4"><text:span text:style-name="T4">Nivel de prueba:</text:span> <text:span text:style-name="T23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22"><text:span text:style-name="T102">ID Caso de uso:</text:span><text:span text:style-name="T103"> </text:span><text:span text:style-name="T104">CU1</text:span><text:span text:style-name="T105">6</text:span><text:span text:style-name="T104"> → Incluye: CU1</text:span><text:span text:style-name="T105">7</text:span><text:span text:style-name="T104">, CU1</text:span><text:span text:style-name="T105">7</text:span><text:span text:style-name="T104">, CU1</text:span><text:span text:style-name="T105">9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4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2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ID Requerimiento:</text:span> <text:span text:style-name="T21">RF02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6"><text:span text:style-name="T4">Autor de Caso de prueba:</text:span> <text:span text:style-name="T22">Cinthia Lima</text:span></text:p>
          </table:table-cell>
          <table:covered-table-cell/>
        </table:table-row>
        <text:soft-page-break/>
        <table:table-row>
          <table:table-cell table:style-name="Table1.A6" table:number-columns-spanned="3" office:value-type="string">
            <text:p text:style-name="P16"><text:span text:style-name="T4">Nombre Escenario:</text:span> <text:span text:style-name="T22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6"><text:span text:style-name="T4">Nombre del Probador:</text:span> <text:span text:style-name="T22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6"><text:span text:style-name="T4">Versión del Caso de prueba: </text:span><text:span text:style-name="T26">1.</text:span><text:span text:style-name="T30">1</text:span></text:p>
          </table:table-cell>
          <table:covered-table-cell/>
          <table:covered-table-cell/>
          <table:table-cell table:style-name="Table1.D5" office:value-type="string">
            <text:p text:style-name="P66">Fecha de creación:</text:p>
          </table:table-cell>
          <table:table-cell table:style-name="Table1.E5" office:value-type="string">
            <text:p text:style-name="P66">Fecha de ejecución:</text:p>
          </table:table-cell>
        </table:table-row>
        <table:table-row>
          <table:table-cell table:style-name="Table1.A6" table:number-columns-spanned="3" office:value-type="string">
            <text:p text:style-name="P66">Nombre Caso de prueba: <text:span text:style-name="T25">Funcionalidad de A</text:span><text:span text:style-name="T27">dministración de contenido de formularios</text:span></text:p>
          </table:table-cell>
          <table:covered-table-cell/>
          <table:covered-table-cell/>
          <table:table-cell table:style-name="Table1.D6" office:value-type="string">
            <text:p text:style-name="P17"><text:span text:style-name="T90">11</text:span>/<text:span text:style-name="T31">11</text:span>/<text:span text:style-name="T31">17</text:span></text:p>
            <text:p text:style-name="P114">28/11/20 (Redefinición)</text:p>
          </table:table-cell>
          <table:table-cell table:style-name="Table1.E6" office:value-type="string">
            <text:p text:style-name="P17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7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8">Se deben tener una computadora con acceso <text:span text:style-name="T33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9">Se debe tener una <text:span text:style-name="T34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0"><text:span text:style-name="T67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7">N.º Paso </text:p>
          </table:table-cell>
          <table:table-cell table:style-name="Table1.A11" office:value-type="string">
            <text:p text:style-name="P67">Condición</text:p>
          </table:table-cell>
          <table:table-cell table:style-name="Table1.A11" office:value-type="string">
            <text:p text:style-name="P67">Valores</text:p>
          </table:table-cell>
          <table:table-cell table:style-name="Table1.A11" office:value-type="string">
            <text:p text:style-name="P67">Resultado Esperado</text:p>
          </table:table-cell>
          <table:table-cell table:style-name="Table1.A7" office:value-type="string">
            <text:p text:style-name="P67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37">Agregar camp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22"/>
          </table:table-cell>
          <table:table-cell table:style-name="Table1.B24" office:value-type="string">
            <text:p text:style-name="P119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117"><text:span text:style-name="T61">Campo texto</text:span><text:span text:style-name="T35"> = </text:span><text:span text:style-name="T36">{</text:span></text:p>
            <text:p text:style-name="P117"><text:span text:style-name="T36">titulo = </text:span><text:span text:style-name="T38">Teléfono</text:span></text:p>
            <text:p text:style-name="P123"><text:span text:style-name="T63">descripción</text:span><text:span text:style-name="T64"> = </text:span><text:span text:style-name="T65">Sin ceros ni 15.</text:span></text:p>
            <text:p text:style-name="P121"><text:span text:style-name="T39">O</text:span><text:span text:style-name="T35">bligatorio = ‘Si’</text:span></text:p>
            <text:p text:style-name="P123"><text:span text:style-name="T64">pista = </text:span><text:span text:style-name="T65">2966112233</text:span></text:p>
            <text:p text:style-name="P115"><text:span text:style-name="T38">s</text:span><text:span text:style-name="T35">ubtipo = número</text:span></text:p>
            <text:p text:style-name="P117"><text:span text:style-name="T36">}</text:span><text:span text:style-name="T35"> </text:span></text:p>
          </table:table-cell>
          <table:table-cell table:style-name="Table1.D14" office:value-type="string">
            <text:p text:style-name="P123"><text:span text:style-name="T106">Visualizar en la vista previa de campo un campo de tipo </text:span><text:span text:style-name="T107">numérico</text:span><text:span text:style-name="T106"> con titulo, descripción, un asterisco rojo el la parte superior del titulo </text:span><text:span text:style-name="T107">y </text:span><text:span text:style-name="T106">una pista.</text:span></text:p>
          </table:table-cell>
          <table:table-cell table:style-name="Table1.E1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22">1</text:p>
          </table:table-cell>
          <table:table-cell table:style-name="Table1.B24" office:value-type="string">
            <text:p text:style-name="P38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40"><text:span text:style-name="T61">Campo texto</text:span><text:span text:style-name="T35"> = </text:span><text:span text:style-name="T36">{</text:span></text:p>
            <text:p text:style-name="P41"><text:span text:style-name="T36">titulo = </text:span><text:span text:style-name="T38">Teléfono</text:span></text:p>
            <text:p text:style-name="P41"><text:span text:style-name="T38">descripción</text:span><text:span text:style-name="T36"> = </text:span><text:span text:style-name="T39">-</text:span></text:p>
            <text:p text:style-name="P56"><text:span text:style-name="T39">O</text:span><text:span text:style-name="T35">bligatorio = ‘Si’</text:span></text:p>
            <text:p text:style-name="P40"><text:span text:style-name="T36">pista = </text:span><text:span text:style-name="T38">Utilice un guión </text:span><text:span text:style-name="T39">después</text:span><text:span text:style-name="T38"> del código</text:span></text:p>
            <text:p text:style-name="P115"><text:span text:style-name="T38">s</text:span><text:span text:style-name="T35">ubtipo = número</text:span></text:p>
            <text:p text:style-name="P40"><text:span text:style-name="T36">}</text:span><text:span text:style-name="T35"> </text:span></text:p>
            <text:p text:style-name="P45"><text:span text:style-name="T61">Área de texto</text:span><text:span text:style-name="T35"> </text:span><text:span text:style-name="T37">= </text:span></text:p>
            <text:p text:style-name="P46"><text:span text:style-name="T37">{</text:span><text:span text:style-name="T40">título </text:span><text:span text:style-name="T41">= Sobre mi</text:span></text:p>
            <text:p text:style-name="P52"><text:span text:style-name="T41">d</text:span><text:span text:style-name="T35">escripción = En esta sección debe dar una breve descripción a cerca de usted.</text:span></text:p>
            <text:p text:style-name="P56"><text:span text:style-name="T39">O</text:span><text:span text:style-name="T37">bligatorio = ‘</text:span><text:span text:style-name="T35">No</text:span><text:span text:style-name="T37">’</text:span></text:p>
            <text:p text:style-name="P46"><text:span text:style-name="T37">limite de caracteres </text:span><text:span text:style-name="T40">= </text:span><text:span text:style-name="T41">250</text:span><text:span text:style-name="T37">}</text:span></text:p>
            <text:p text:style-name="P49"><text:span text:style-name="T61">Lista desplegable</text:span><text:span text:style-name="T35"> = {</text:span><text:span text:style-name="T42">titulo = Carrera</text:span></text:p>
            <text:p text:style-name="P75">descripción = Seleccione la carrera a la que corresponda</text:p>
            <text:p text:style-name="P57"><text:span text:style-name="T39">O</text:span><text:span text:style-name="T42">bligatorio = ‘Si’</text:span></text:p>
            <text:p text:style-name="P49"><text:span text:style-name="T42">elementos = [Ades, Lic. en Administración, </text:span><text:span text:style-name="T43">Lic. </text:span><text:soft-page-break/><text:span text:style-name="T43">en Psicopedagogia</text:span><text:span text:style-name="T42">]</text:span><text:span text:style-name="T35">}</text:span></text:p>
          </table:table-cell>
          <table:table-cell table:style-name="Table1.D14" office:value-type="string">
            <text:p text:style-name="P23">Creación de <text:span text:style-name="T91">los campos </text:span><text:span text:style-name="T11">campo texto, área de texto y lista desplegable </text:span>en la BD con éxito.</text:p>
          </table:table-cell>
          <table:table-cell table:style-name="Table1.E1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55">2</text:p>
          </table:table-cell>
          <table:table-cell table:style-name="Table1.B24" office:value-type="string">
            <text:p text:style-name="P39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42"><text:span text:style-name="T61">Campo texto</text:span><text:span text:style-name="T35"> = </text:span><text:span text:style-name="T36">{</text:span></text:p>
            <text:p text:style-name="P42"><text:span text:style-name="T36">titulo = </text:span><text:span text:style-name="T38">Teléfono</text:span></text:p>
            <text:p text:style-name="P42"><text:span text:style-name="T38">descripción</text:span><text:span text:style-name="T36"> = </text:span><text:span text:style-name="T38">Debe rellenar este campo</text:span><text:span text:style-name="T36"> </text:span><text:span text:style-name="T39">con su numero de teléfono más código de área.</text:span></text:p>
            <text:p text:style-name="P58"><text:span text:style-name="T39">O</text:span><text:span text:style-name="T42">bligatorio = </text:span><text:span text:style-name="T46">Si</text:span></text:p>
            <text:p text:style-name="P44"><text:span text:style-name="T36">pista = </text:span><text:span text:style-name="T38">-</text:span><text:span text:style-name="T75">1</text:span></text:p>
            <text:p text:style-name="P42"><text:span text:style-name="T50">}</text:span><text:span text:style-name="T49"> </text:span></text:p>
          </table:table-cell>
          <table:table-cell table:style-name="Table1.D24" office:value-type="string">
            <text:p text:style-name="P24">Creación de<text:span text:style-name="T91">l campo </text:span><text:span text:style-name="T11">campo texto </text:span>en la BD con éxito.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60">3</text:p>
          </table:table-cell>
          <table:table-cell table:style-name="Table1.B24" office:value-type="string">
            <text:p text:style-name="P70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42"><text:span text:style-name="T61">Campo texto</text:span><text:span text:style-name="T35"> = </text:span><text:span text:style-name="T36">{</text:span></text:p>
            <text:p text:style-name="P42"><text:span text:style-name="T36">titulo = </text:span><text:span text:style-name="T38">-</text:span></text:p>
            <text:p text:style-name="P42"><text:span text:style-name="T38">descripción</text:span><text:span text:style-name="T36"> = </text:span><text:span text:style-name="T38">Debe rellenar este campo</text:span><text:span text:style-name="T36"> </text:span><text:span text:style-name="T39">con su numero de teléfono más código de área.</text:span></text:p>
            <text:p text:style-name="P58"><text:span text:style-name="T39">O</text:span><text:span text:style-name="T42">bligatorio = -’</text:span></text:p>
            <text:p text:style-name="P42"><text:span text:style-name="T36">pista = </text:span><text:span text:style-name="T38">Utilice un guión </text:span><text:span text:style-name="T39">después</text:span><text:span text:style-name="T38"> del código</text:span></text:p>
            <text:p text:style-name="P42"><text:span text:style-name="T50">}</text:span><text:span text:style-name="T48"> </text:span></text:p>
          </table:table-cell>
          <table:table-cell table:style-name="Table1.D24" office:value-type="string">
            <text:p text:style-name="P63">Error en la creación del <text:span text:style-name="T94">Campo texto </text:span><text:span text:style-name="T68">en la BD.</text:span></text:p>
            <text:p text:style-name="P112">(por falta de título)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60">4</text:p>
          </table:table-cell>
          <table:table-cell table:style-name="Table1.B24" office:value-type="string">
            <text:p text:style-name="P70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47"><text:span text:style-name="T61">Área de texto</text:span><text:span text:style-name="T35"> </text:span><text:span text:style-name="T37">= </text:span></text:p>
            <text:p text:style-name="P47"><text:span text:style-name="T37">{</text:span><text:span text:style-name="T40">título </text:span><text:span text:style-name="T41">= Sobre mi</text:span></text:p>
            <text:p text:style-name="P53"><text:span text:style-name="T41">d</text:span><text:span text:style-name="T35">escripción = En esta sección debe dar una breve descripción a cerca de usted.</text:span></text:p>
            <text:p text:style-name="P58"><text:span text:style-name="T39">O</text:span><text:span text:style-name="T42">bligatorio = ‘</text:span><text:span text:style-name="T45">No</text:span><text:span text:style-name="T42">’</text:span></text:p>
            <text:p text:style-name="P47"><text:span text:style-name="T55">limite de caracteres</text:span><text:span text:style-name="T51"> </text:span><text:span text:style-name="T52">= </text:span><text:span text:style-name="T53">250</text:span><text:span text:style-name="T51">}</text:span></text:p>
          </table:table-cell>
          <table:table-cell table:style-name="Table1.D24" office:value-type="string">
            <text:p text:style-name="P24">Creación de<text:span text:style-name="T91">l campo </text:span><text:span text:style-name="T11"><text:s/>área de texto </text:span>en la BD con éxito.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61">5</text:p>
          </table:table-cell>
          <table:table-cell table:style-name="Table1.B24" office:value-type="string">
            <text:p text:style-name="P70">Se debe ver crear <text:span text:style-name="T92">los campos <text:s/>asociados a </text:span>un formulario en la BD.</text:p>
          </table:table-cell>
          <table:table-cell table:style-name="Table1.C24" office:value-type="string">
            <text:p text:style-name="P47"><text:span text:style-name="T61">Área de texto</text:span><text:span text:style-name="T35"> </text:span><text:span text:style-name="T37">= </text:span></text:p>
            <text:p text:style-name="P47"><text:span text:style-name="T37">{</text:span><text:span text:style-name="T40">título </text:span><text:span text:style-name="T41">= Sobre mi</text:span></text:p>
            <text:p text:style-name="P53"><text:span text:style-name="T41">d</text:span><text:span text:style-name="T35">escripción = En esta sección debe dar una breve descripción a cerca de usted.</text:span></text:p>
            <text:p text:style-name="P58"><text:span text:style-name="T39">O</text:span><text:span text:style-name="T42">bligatorio = ‘</text:span><text:span text:style-name="T45">No</text:span><text:span text:style-name="T42">’</text:span></text:p>
            <text:p text:style-name="P47"><text:span text:style-name="T55">limite de caracteres</text:span><text:span text:style-name="T51"> </text:span><text:span text:style-name="T52">= </text:span><text:span text:style-name="T53">-</text:span><text:span text:style-name="T51">}</text:span></text:p>
          </table:table-cell>
          <table:table-cell table:style-name="Table1.D24" office:value-type="string">
            <text:p text:style-name="P25">Creación de<text:span text:style-name="T91">l campo </text:span><text:span text:style-name="T11">área de texto </text:span>en la BD con éxito. <text:span text:style-name="T97">(con un valor default de limite de caracteres )</text:span>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0" office:value-type="string">
            <text:p text:style-name="P61">6</text:p>
          </table:table-cell>
          <table:table-cell table:style-name="Table1.B20" office:value-type="string">
            <text:p text:style-name="P70">Se debe ver crear <text:span text:style-name="T92">los campos <text:s/>asociados a </text:span>un formulario en la BD.</text:p>
          </table:table-cell>
          <table:table-cell table:style-name="Table1.C20" office:value-type="string">
            <text:p text:style-name="P50"><text:span text:style-name="T61">Lista desplegable</text:span><text:span text:style-name="T36"> </text:span><text:span text:style-name="T35">= {</text:span><text:span text:style-name="T42">titulo = Carrera</text:span></text:p>
            <text:p text:style-name="P50"><text:span text:style-name="T42">descripción =</text:span><text:span text:style-name="T62"> Seleccione la carrera a la que corresponda</text:span></text:p>
            <text:p text:style-name="P50"><text:span text:style-name="T56">elementos = [Ades, Lic. en </text:span><text:soft-page-break/><text:span text:style-name="T56">Administración, </text:span><text:span text:style-name="T57">Lic. en Psicopedagogia</text:span><text:span text:style-name="T56">]</text:span><text:span text:style-name="T54">}</text:span></text:p>
          </table:table-cell>
          <table:table-cell table:style-name="Table1.D20" office:value-type="string">
            <text:p text:style-name="P25">Creación de<text:span text:style-name="T91">l campo </text:span><text:span text:style-name="T11">lista desplegable </text:span>en la BD con éxito.</text:p>
          </table:table-cell>
          <table:table-cell table:style-name="Table1.E20" office:value-type="string">
            <text:p text:style-name="P14"/>
          </table:table-cell>
        </table:table-row>
        <table:table-row>
          <table:table-cell table:style-name="Table1.A20" office:value-type="string">
            <text:p text:style-name="P62">7</text:p>
          </table:table-cell>
          <table:table-cell table:style-name="Table1.B20" office:value-type="string">
            <text:p text:style-name="P70">Se debe ver crear <text:span text:style-name="T92">los campos <text:s/>asociados a </text:span>un formulario en la BD.</text:p>
          </table:table-cell>
          <table:table-cell table:style-name="Table1.C20" office:value-type="string">
            <text:p text:style-name="P50"><text:span text:style-name="T61">Lista desplegable</text:span><text:span text:style-name="T36"> </text:span><text:span text:style-name="T35">= {</text:span><text:span text:style-name="T42">titulo = Carrera</text:span></text:p>
            <text:p text:style-name="P77">descripción = Seleccione la carrera a la que corresponda</text:p>
            <text:p text:style-name="P71"><text:span text:style-name="T59">elementos = [</text:span><text:span text:style-name="T60">-</text:span><text:span text:style-name="T59">]</text:span><text:span text:style-name="T58">}</text:span></text:p>
          </table:table-cell>
          <table:table-cell table:style-name="Table1.D20" office:value-type="string">
            <text:p text:style-name="P25"><text:span text:style-name="T98">Erro en la c</text:span>reación de<text:span text:style-name="T91">l campo </text:span><text:span text:style-name="T11">lista desplegable </text:span>en la BD.</text:p>
            <text:p text:style-name="P64">(por falta de elementos)</text:p>
          </table:table-cell>
          <table:table-cell table:style-name="Table1.E20" office:value-type="string">
            <text:p text:style-name="P14"/>
          </table:table-cell>
        </table:table-row>
        <table:table-row table:style-name="Table1.21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28">1</text:p>
          </table:table-cell>
          <table:table-cell table:style-name="Table1.B24" office:value-type="string">
            <text:p text:style-name="P29">Se debe ver los cambios <text:span text:style-name="T100">correctos </text:span>realizados en la BD.</text:p>
          </table:table-cell>
          <table:table-cell table:style-name="Table1.C24" office:value-type="string">
            <text:p text:style-name="P40"><text:span text:style-name="T61">Campo texto</text:span><text:span text:style-name="T35"> = </text:span><text:span text:style-name="T36">{</text:span></text:p>
            <text:p text:style-name="P41"><text:span text:style-name="T36">titulo = </text:span><text:span text:style-name="T44">Nombre</text:span></text:p>
            <text:p text:style-name="P41"><text:span text:style-name="T38">descripción</text:span><text:span text:style-name="T36"> = </text:span><text:span text:style-name="T44">Debe rellenar este campo con su nombre completo.</text:span></text:p>
            <text:p text:style-name="P56"><text:span text:style-name="T39">O</text:span><text:span text:style-name="T35">bligatorio = ‘Si’</text:span></text:p>
            <text:p text:style-name="P40"><text:span text:style-name="T36">pista = </text:span><text:span text:style-name="T38">-</text:span></text:p>
            <text:p text:style-name="P40"><text:span text:style-name="T36">}</text:span><text:span text:style-name="T35"> </text:span></text:p>
            <text:p text:style-name="P45"><text:span text:style-name="T61">Área de texto</text:span><text:span text:style-name="T35"> </text:span><text:span text:style-name="T37">= </text:span></text:p>
            <text:p text:style-name="P46"><text:span text:style-name="T37">{</text:span><text:span text:style-name="T40">título </text:span><text:span text:style-name="T41">= -</text:span></text:p>
            <text:p text:style-name="P52"><text:span text:style-name="T41">d</text:span><text:span text:style-name="T35">escripción = En esta sección debe dar una breve descripción a cerca de usted.</text:span></text:p>
            <text:p text:style-name="P56"><text:span text:style-name="T39">O</text:span><text:span text:style-name="T37">bligatorio = ‘</text:span><text:span text:style-name="T35">No</text:span><text:span text:style-name="T37">’</text:span></text:p>
            <text:p text:style-name="P46"><text:span text:style-name="T37">limite de caracteres </text:span><text:span text:style-name="T40">=</text:span><text:span text:style-name="T41"> -</text:span><text:span text:style-name="T37">}</text:span></text:p>
            <text:p text:style-name="P49"><text:span text:style-name="T61">Lista desplegable</text:span><text:span text:style-name="T35"> = {</text:span><text:span text:style-name="T42">titulo = Carrera</text:span></text:p>
            <text:p text:style-name="P75">descripción = Seleccione la carrera a la que corresponda</text:p>
            <text:p text:style-name="P57"><text:span text:style-name="T39">O</text:span><text:span text:style-name="T42">bligatorio = ‘Si’</text:span></text:p>
            <text:p text:style-name="P49"><text:span text:style-name="T42">elementos = [</text:span><text:span text:style-name="T43">-</text:span><text:span text:style-name="T42">]</text:span><text:span text:style-name="T35">}</text:span></text:p>
          </table:table-cell>
          <table:table-cell table:style-name="Table1.D24" office:value-type="string">
            <text:p text:style-name="P26"><text:span text:style-name="T66">Modificación de los datos del </text:span><text:span text:style-name="T95">Campo texto </text:span><text:span text:style-name="T72">con éxito en la BD.</text:span></text:p>
            <text:p text:style-name="P65"><text:span text:style-name="T68">Error en la modificación de los campos Área</text:span><text:span text:style-name="T94"> de texto </text:span><text:span text:style-name="T68">(por no tener título)</text:span><text:span text:style-name="T94"> y Lista Desplegable (</text:span><text:span text:style-name="T68">por no tener elementos</text:span><text:span text:style-name="T94">).</text:span>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36">2</text:p>
          </table:table-cell>
          <table:table-cell table:style-name="Table1.B24" office:value-type="string">
            <text:p text:style-name="P29">Se debe ver los cambios <text:span text:style-name="T100">correctos </text:span>realizados en la BD.</text:p>
          </table:table-cell>
          <table:table-cell table:style-name="Table1.C24" office:value-type="string">
            <text:p text:style-name="P43"><text:span text:style-name="T61">Campo texto</text:span><text:span text:style-name="T35"> = </text:span><text:span text:style-name="T36">{</text:span></text:p>
            <text:p text:style-name="P43"><text:span text:style-name="T36">titulo = </text:span><text:span text:style-name="T44">Nombre</text:span></text:p>
            <text:p text:style-name="P43"><text:span text:style-name="T38">descripción</text:span><text:span text:style-name="T36"> = </text:span><text:span text:style-name="T44">Debe rellenar este campo con su nombre completo.</text:span></text:p>
            <text:p text:style-name="P59"><text:span text:style-name="T39">O</text:span><text:span text:style-name="T35">bligatorio = ‘Si’</text:span></text:p>
            <text:p text:style-name="P43"><text:span text:style-name="T36">pista = </text:span><text:span text:style-name="T38">-</text:span></text:p>
            <text:p text:style-name="P43"><text:span text:style-name="T36">}</text:span><text:span text:style-name="T35"> </text:span></text:p>
          </table:table-cell>
          <table:table-cell table:style-name="Table1.D24" office:value-type="string">
            <text:p text:style-name="P27"><text:span text:style-name="T66">Modificación de los datos del </text:span><text:span text:style-name="T95">Campo texto </text:span><text:span text:style-name="T72">con éxito en la BD.</text:span>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4" office:value-type="string">
            <text:p text:style-name="P36">3</text:p>
          </table:table-cell>
          <table:table-cell table:style-name="Table1.B24" office:value-type="string">
            <text:p text:style-name="P29">Se debe ver los cambios <text:span text:style-name="T100">correctos </text:span>realizados en la BD.</text:p>
          </table:table-cell>
          <table:table-cell table:style-name="Table1.C24" office:value-type="string">
            <text:p text:style-name="P48"><text:span text:style-name="T61">Área de texto</text:span><text:span text:style-name="T35"> </text:span><text:span text:style-name="T37">= </text:span></text:p>
            <text:p text:style-name="P48"><text:span text:style-name="T37">{</text:span><text:span text:style-name="T40">título </text:span><text:span text:style-name="T41">= -</text:span></text:p>
            <text:p text:style-name="P54"><text:span text:style-name="T41">d</text:span><text:span text:style-name="T35">escripción = En esta sección debe dar una breve descripción a </text:span><text:soft-page-break/><text:span text:style-name="T35">cerca de usted.</text:span></text:p>
            <text:p text:style-name="P59"><text:span text:style-name="T39">O</text:span><text:span text:style-name="T37">bligatorio = ‘</text:span><text:span text:style-name="T35">No</text:span><text:span text:style-name="T37">’</text:span></text:p>
            <text:p text:style-name="P48"><text:span text:style-name="T37">limite de caracteres </text:span><text:span text:style-name="T40">=</text:span><text:span text:style-name="T41"> -</text:span><text:span text:style-name="T37">}</text:span></text:p>
          </table:table-cell>
          <table:table-cell table:style-name="Table1.D24" office:value-type="string">
            <text:p text:style-name="P27"><text:span text:style-name="T99">Error en la modificación de los datos del </text:span><text:span text:style-name="T95">Área de texto </text:span><text:span text:style-name="T73">(por falta de título)</text:span><text:span text:style-name="T72"> en la BD.</text:span></text:p>
          </table:table-cell>
          <table:table-cell table:style-name="Table1.E24" office:value-type="string">
            <text:p text:style-name="P14"/>
          </table:table-cell>
        </table:table-row>
        <table:table-row>
          <table:table-cell table:style-name="Table1.A25" office:value-type="string">
            <text:p text:style-name="P36">4</text:p>
          </table:table-cell>
          <table:table-cell table:style-name="Table1.B25" office:value-type="string">
            <text:p text:style-name="P29">Se debe ver los cambios <text:span text:style-name="T100">correctos </text:span>realizados en la BD.</text:p>
          </table:table-cell>
          <table:table-cell table:style-name="Table1.C25" office:value-type="string">
            <text:p text:style-name="P51"><text:span text:style-name="T61">Lista desplegable</text:span><text:span text:style-name="T35"> = {</text:span><text:span text:style-name="T42">titulo = Carrera</text:span></text:p>
            <text:p text:style-name="P76">descripción = Seleccione la carrera a la que corresponda</text:p>
            <text:p text:style-name="P59"><text:span text:style-name="T39">O</text:span><text:span text:style-name="T42">bligatorio = ‘Si’</text:span></text:p>
            <text:p text:style-name="P51"><text:span text:style-name="T42">elementos = [</text:span><text:span text:style-name="T43">-</text:span><text:span text:style-name="T42">]</text:span><text:span text:style-name="T35">}</text:span></text:p>
          </table:table-cell>
          <table:table-cell table:style-name="Table1.D25" office:value-type="string">
            <text:p text:style-name="P27"><text:span text:style-name="T99">Error en la modificación de los datos del </text:span><text:span text:style-name="T96">Lista desplegable</text:span><text:span text:style-name="T72"> en la BD.</text:span></text:p>
          </table:table-cell>
          <table:table-cell table:style-name="Table1.E25" office:value-type="string">
            <text:p text:style-name="P14"/>
          </table:table-cell>
        </table:table-row>
        <table:table-row table:style-name="Table1.26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office:value-type="string">
            <text:p text:style-name="P30">1</text:p>
          </table:table-cell>
          <table:table-cell table:style-name="Table1.B27" office:value-type="string">
            <text:p text:style-name="P31">Se debe ver reflejada en la <text:s/><text:span text:style-name="T91">tabla de campos y BD la eliminación de un campo especifico. </text:span></text:p>
          </table:table-cell>
          <table:table-cell table:style-name="Table1.C27" office:value-type="string">
            <text:p text:style-name="P32">Solicitud de eliminación <text:span text:style-name="T91">para un campo.</text:span></text:p>
          </table:table-cell>
          <table:table-cell table:style-name="Table1.D27" office:value-type="string">
            <text:p text:style-name="P33">Eliminación del <text:span text:style-name="T91">campo especificado en la tabla de campos y BD con éxito.</text:span></text:p>
          </table:table-cell>
          <table:table-cell table:style-name="Table1.E27" office:value-type="string">
            <text:p text:style-name="P14"/>
          </table:table-cell>
        </table:table-row>
        <table:table-row table:style-name="Table1.28">
          <table:table-cell table:style-name="Table1.A7" table:number-columns-spanned="5" office:value-type="string">
            <text:p text:style-name="P69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12"><text:span text:style-name="T74">1 </text:span><text:span text:style-name="T47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5" office:value-type="string">
            <text:p text:style-name="P68">Criterios de Aprobación de Caso de prueba: <text:span text:style-name="T28">El resultado obtenido debe coincidir con </text:span><text:span text:style-name="T29">el</text:span><text:span text:style-name="T28"> resultado esperado </text:span><text:span text:style-name="T29">definido</text:span><text:span text:style-name="T2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5" office:value-type="string">
            <text:p text:style-name="P34"><text:span text:style-name="T4">Decisión de Aprobación del Caso de Prueba: <text:s/></text:span><text:span text:style-name="T24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2" table:number-columns-spanned="5" office:value-type="string">
            <text:p text:style-name="P35"><text:span text:style-name="T4">Fecha de Aprobación del Caso de Prueba:</text:span> --/--/--</text:p>
          </table:table-cell>
          <table:covered-table-cell/>
          <table:covered-table-cell/>
          <table:covered-table-cell/>
          <table:covered-table-cell/>
        </table:table-row>
      </table:table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9</text:page-number><text:s/>DE <text:page-count>9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9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2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29T21:06:00.802129322</dc:date>
    <meta:editing-duration>PT17H8M26S</meta:editing-duration>
    <meta:editing-cycles>225</meta:editing-cycles>
    <meta:generator>LibreOffice/6.4.3.2$Linux_X86_64 LibreOffice_project/85aa6f776c6af63185291a519637a4f7af4e8a3b</meta:generator>
    <dc:creator>Ariel Machini</dc:creator>
    <meta:document-statistic meta:table-count="5" meta:image-count="3" meta:object-count="0" meta:page-count="9" meta:paragraph-count="220" meta:word-count="1510" meta:character-count="8421" meta:non-whitespace-character-count="7115"/>
  </office:meta>
</office:document-meta>
</file>